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draw:stroke="solid" draw:stroke-dash="Line_20_with_20_Fine_20_Dots" svg:stroke-width="0.45cm" svg:stroke-color="#ffffff" draw:marker-start-width="0.88cm" draw:marker-end-width="0.88cm" draw:stroke-linejoin="none" draw:fill="none" draw:textarea-vertical-align="middle" fo:padding-top="0.35cm" fo:padding-bottom="0.35cm" fo:padding-left="0.475cm" fo:padding-right="0.4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dash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dash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cm" svg:height="1.9cm" svg:x="8.8cm" svg:y="23.5cm">
          <text:p text:style-name="P1">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1cm" svg:height="1.5cm" svg:x="9.05cm" svg:y="13.2cm">
          <text:p text:style-name="P1">Dis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3cm" svg:height="1.6cm" svg:x="14.3cm" svg:y="11cm">
          <text:p text:style-name="P1">Artis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1" draw:id="id11" draw:layer="layout" svg:width="3.3cm" svg:height="1.6cm" svg:x="3.8cm" svg:y="11.1cm">
          <text:p text:style-name="P1">Pric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3.3cm" svg:height="1.6cm" svg:x="3.8cm" svg:y="13.15cm">
          <text:p text:style-name="P1">Publish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3.3cm" svg:height="1.6cm" svg:x="14.3cm" svg:y="13.15cm">
          <text:p text:style-name="P1">Tit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" draw:id="id9" draw:layer="layout" svg:width="3.3cm" svg:height="1.6cm" svg:x="3.8cm" svg:y="15.3cm">
          <text:p text:style-name="P1">Typ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3.1cm" svg:height="1.5cm" svg:x="9.05cm" svg:y="23.7cm">
          <text:p text:style-name="P1">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3cm" svg:height="1.6cm" svg:x="14cm" svg:y="21.6cm">
          <text:p text:style-name="P1">Length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3.3cm" svg:height="1.6cm" svg:x="14cm" svg:y="25.7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" draw:id="id4" draw:layer="layout" svg:width="3.3cm" svg:height="1.6cm" svg:x="14cm" svg:y="23.6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4cm" svg:y1="24.45cm" svg:x2="14cm" svg:y2="26.5cm" draw:start-shape="id1" draw:start-glue-point="7" draw:end-shape="id2" svg:d="m12400 24450 1600 2050">
          <text:p/>
        </draw:connector>
        <draw:connector draw:style-name="gr2" draw:text-style-name="P1" draw:layer="layout" draw:type="line" svg:x1="12.4cm" svg:y1="24.45cm" svg:x2="14cm" svg:y2="22.4cm" draw:start-shape="id1" draw:start-glue-point="7" draw:end-shape="id3" svg:d="m12400 24450 1600-2050">
          <text:p/>
        </draw:connector>
        <draw:connector draw:style-name="gr2" draw:text-style-name="P1" draw:layer="layout" draw:type="line" svg:x1="12.4cm" svg:y1="24.45cm" svg:x2="14cm" svg:y2="24.45cm" draw:start-shape="id1" draw:start-glue-point="7" draw:end-shape="id4" draw:end-glue-point="6" svg:d="m12400 24450h1600">
          <text:p/>
        </draw:connector>
        <draw:g xml:id="id5" draw:id="id5">
          <draw:custom-shape draw:style-name="gr3" draw:text-style-name="P1" draw:layer="layout" svg:width="5cm" svg:height="2.8cm" svg:x="8.1cm" svg:y="17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4.101cm" svg:height="2.3cm" svg:x="8.55cm" svg:y="18.15cm">
            <text:p text:style-name="P1">Contains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2" draw:text-style-name="P1" draw:layer="layout" draw:type="line" svg:x1="10.6cm" svg:y1="17.9cm" svg:x2="10.6cm" svg:y2="14.7cm" draw:start-shape="id5" draw:start-glue-point="0" draw:end-shape="id6" draw:end-glue-point="6" svg:d="m10600 17900v-3200">
          <text:p/>
        </draw:connector>
        <draw:connector draw:style-name="gr4" draw:text-style-name="P1" draw:layer="layout" draw:type="line" svg:x1="10.6cm" svg:y1="20.7cm" svg:x2="10.6cm" svg:y2="23.5cm" draw:start-shape="id5" draw:end-shape="id1" draw:end-glue-point="4" svg:d="m10600 20700v2800">
          <text:p/>
        </draw:connector>
        <draw:connector draw:style-name="gr5" draw:text-style-name="P1" draw:layer="layout" draw:type="line" svg:x1="10.6cm" svg:y1="20.7cm" svg:x2="10.6cm" svg:y2="23.5cm" draw:start-shape="id5" draw:start-glue-point="2" draw:end-shape="id1" draw:end-glue-point="4" svg:d="m10600 20700v2800">
          <text:p/>
        </draw:connector>
        <draw:connector draw:style-name="gr2" draw:text-style-name="P1" draw:layer="layout" draw:type="line" svg:x1="14.3cm" svg:y1="13.95cm" svg:x2="12.15cm" svg:y2="13.95cm" draw:start-shape="id7" draw:start-glue-point="6" draw:end-shape="id6" svg:d="m14300 13950h-2150">
          <text:p/>
        </draw:connector>
        <draw:connector draw:style-name="gr2" draw:text-style-name="P1" draw:layer="layout" draw:type="line" svg:x1="14.3cm" svg:y1="11.8cm" svg:x2="12.15cm" svg:y2="13.95cm" draw:start-shape="id8" draw:end-shape="id6" svg:d="m14300 11800-2150 2150">
          <text:p/>
        </draw:connector>
        <draw:connector draw:style-name="gr2" draw:text-style-name="P1" draw:layer="layout" draw:type="line" svg:x1="7.1cm" svg:y1="16.1cm" svg:x2="9.05cm" svg:y2="13.95cm" draw:start-shape="id9" draw:start-glue-point="10" draw:end-shape="id6" draw:end-glue-point="5" svg:d="m7100 16100 1950-2150">
          <text:p/>
        </draw:connector>
        <draw:connector draw:style-name="gr2" draw:text-style-name="P1" draw:layer="layout" draw:type="line" svg:x1="7.1cm" svg:y1="13.95cm" svg:x2="9.05cm" svg:y2="13.95cm" draw:start-shape="id10" draw:start-glue-point="10" draw:end-shape="id6" svg:d="m7100 13950h1950">
          <text:p/>
        </draw:connector>
        <draw:connector draw:style-name="gr2" draw:text-style-name="P1" draw:layer="layout" draw:type="line" svg:x1="7.1cm" svg:y1="11.9cm" svg:x2="9.05cm" svg:y2="13.95cm" draw:start-shape="id11" draw:start-glue-point="10" draw:end-shape="id6" draw:end-glue-point="5" svg:d="m7100 11900 1950 2050">
          <text:p/>
        </draw:connector>
        <draw:custom-shape draw:style-name="gr1" draw:text-style-name="P3" xml:id="id12" draw:id="id12" draw:layer="layout" svg:width="3.3cm" svg:height="1.6cm" svg:x="14.3cm" svg:y="15.3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15cm" svg:y1="13.95cm" svg:x2="14.3cm" svg:y2="16.1cm" draw:start-shape="id6" draw:start-glue-point="7" draw:end-shape="id12" svg:d="m12150 13950 2150 2150">
          <text:p/>
        </draw:connector>
        <draw:frame draw:style-name="gr6" draw:layer="layout" svg:width="0.853cm" svg:height="0.962cm" svg:x="11.1cm" svg:y="17cm">
          <draw:text-box>
            <text:p>1</text:p>
          </draw:text-box>
        </draw:frame>
        <draw:frame draw:style-name="gr6" draw:layer="layout" svg:width="0.959cm" svg:height="0.962cm" svg:x="11.2cm" svg:y="20.7cm">
          <draw:text-box>
            <text:p>N</text:p>
          </draw:text-box>
        </draw:frame>
        <draw:custom-shape draw:style-name="gr1" draw:text-style-name="P1" xml:id="id13" draw:id="id13" draw:layer="layout" svg:width="4.101cm" svg:height="2.3cm" svg:x="8.549cm" svg:y="7.649cm">
          <text:p text:style-name="P1">Buy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0.6cm" svg:y1="13.2cm" svg:x2="10.6cm" svg:y2="9.949cm" draw:start-shape="id6" draw:start-glue-point="4" draw:end-shape="id13" draw:end-glue-point="6" svg:d="m10600 13200v-3251">
          <text:p/>
        </draw:connector>
        <draw:custom-shape draw:style-name="gr1" draw:text-style-name="P1" xml:id="id14" draw:id="id14" draw:layer="layout" svg:width="3.1cm" svg:height="1.5cm" svg:x="9.049cm" svg:y="2.9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.599cm" svg:y1="4.45cm" svg:x2="10.599cm" svg:y2="7.649cm" draw:start-shape="id14" draw:start-glue-point="6" draw:end-shape="id13" svg:d="m10599 4450v3199">
          <text:p/>
        </draw:connector>
        <draw:frame draw:style-name="gr6" draw:layer="layout" svg:width="0.959cm" svg:height="0.962cm" svg:x="11.1cm" svg:y="6.8cm">
          <draw:text-box>
            <text:p>N</text:p>
          </draw:text-box>
        </draw:frame>
        <draw:frame draw:style-name="gr6" draw:layer="layout" svg:width="1.031cm" svg:height="0.962cm" svg:x="11.1cm" svg:y="10.1cm">
          <draw:text-box>
            <text:p>M</text:p>
          </draw:text-box>
        </draw:frame>
        <draw:custom-shape draw:style-name="gr1" draw:text-style-name="P3" xml:id="id15" draw:id="id15" draw:layer="layout" svg:width="3.3cm" svg:height="1.6cm" svg:x="3.9cm" svg:y="2.9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1" draw:layer="layout" svg:x1="7.2cm" svg:y1="3.7cm" svg:x2="9.049cm" svg:y2="3.7cm" draw:start-shape="id15" draw:start-glue-point="10" draw:end-shape="id14" draw:end-glue-point="5" svg:d="m7200 3700h18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5cm" draw:dots2="1" draw:dots2-length="5cm" draw:distance="0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vase Markham</meta:initial-creator>
    <meta:creation-date>2013-01-22T14:34:53</meta:creation-date>
    <dc:date>2013-01-22T15:29:43</dc:date>
    <dc:creator>Gervase Markham</dc:creator>
    <meta:editing-duration>PT2M50S</meta:editing-duration>
    <meta:editing-cycles>3</meta:editing-cycles>
    <meta:generator>LibreOffice/3.5$Linux_x86 LibreOffice_project/350m1$Build-2</meta:generator>
    <meta:document-statistic meta:object-count="37"/>
  </office:meta>
</office:document-meta>
</file>